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3cm" fo:min-width="3.32cm"/>
    </style:style>
    <style:style style:name="gr2" style:family="graphic" style:parent-style-name="standard">
      <style:graphic-properties draw:textarea-horizontal-align="justify" draw:textarea-vertical-align="middle" draw:auto-grow-height="false" fo:min-height="2.75cm" fo:min-width="4.4cm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1.65cm"/>
    </style:style>
    <style:style style:name="gr4" style:family="graphic" style:parent-style-name="standard">
      <style:graphic-properties draw:textarea-horizontal-align="justify" draw:textarea-vertical-align="middle" draw:auto-grow-height="false" fo:min-height="1.262cm" fo:min-width="4.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2.05cm" fo:min-width="5.6cm"/>
    </style:style>
    <style:style style:name="gr7" style:family="graphic" style:parent-style-name="standard">
      <style:graphic-properties draw:textarea-horizontal-align="justify" draw:textarea-vertical-align="middle" draw:auto-grow-height="false" fo:min-height="1.73cm" fo:min-width="4.02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3" draw:id="id3" draw:layer="layout" svg:width="5.4cm" svg:height="2.8cm" svg:x="7cm" svg:y="2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4.9cm" svg:height="3cm" svg:x="2cm" svg:y="6.5cm">
          <text:p text:style-name="P1">i=0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4.3cm" svg:height="4cm" svg:x="1.6cm" svg:y="10.9cm">
          <text:p text:style-name="P1">i&lt;=2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4" draw:id="id4" draw:layer="layout" svg:width="8.1cm" svg:height="2.4cm" svg:x="10.1cm" svg:y="11.7cm">
          <text:p text:style-name="P1">Wyprowadź i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4.45cm" svg:y1="9.5cm" svg:x2="3.75cm" svg:y2="10.9cm" draw:start-shape="id1" draw:end-shape="id2" draw:end-glue-point="4" svg:d="M4450 9500l-700 1400" svg:viewBox="0 0 701 1401">
          <text:p/>
        </draw:connector>
        <draw:connector draw:style-name="gr5" draw:text-style-name="P2" draw:layer="layout" draw:type="line" svg:x1="9.7cm" svg:y1="4.8cm" svg:x2="4.45cm" svg:y2="6.5cm" draw:start-shape="id3" draw:start-glue-point="8" draw:end-shape="id1" draw:end-glue-point="0" svg:d="M9700 4800l-5250 1700" svg:viewBox="0 0 5251 1701">
          <text:p/>
        </draw:connector>
        <draw:connector draw:style-name="gr5" draw:text-style-name="P2" draw:layer="layout" draw:type="curve" svg:x1="6.9cm" svg:y1="8cm" svg:x2="14.15cm" svg:y2="11.7cm" draw:start-shape="id1" draw:start-glue-point="1" draw:end-shape="id4" draw:end-glue-point="5" svg:d="M6900 8000c4834 0 7250 1233 7250 3700" svg:viewBox="0 0 7251 3701">
          <text:p/>
        </draw:connector>
        <draw:custom-shape draw:style-name="gr6" draw:text-style-name="P1" xml:id="id5" draw:id="id5" draw:layer="layout" svg:width="6.1cm" svg:height="2.3cm" svg:x="10.2cm" svg:y="17.6cm">
          <text:p text:style-name="P1">I = i + 2 <text:s/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curve" svg:x1="16.3cm" svg:y1="18.75cm" svg:x2="12.4cm" svg:y2="3.4cm" draw:start-shape="id5" draw:start-glue-point="1" draw:end-shape="id3" draw:end-glue-point="10" svg:d="M16300 18750c751 0 2701-15350-3900-15350" svg:viewBox="0 0 4760 15351">
          <text:p/>
        </draw:connector>
        <draw:connector draw:style-name="gr5" draw:text-style-name="P2" draw:layer="layout" draw:type="curve" svg:x1="13.137cm" svg:y1="14.1cm" svg:x2="13.25cm" svg:y2="17.6cm" draw:start-shape="id4" draw:start-glue-point="7" draw:end-shape="id5" svg:d="M13137 14100c0 2626 113 877 113 3500" svg:viewBox="0 0 114 3501">
          <text:p/>
        </draw:connector>
        <draw:custom-shape draw:style-name="gr7" draw:text-style-name="P1" xml:id="id6" draw:id="id6" draw:layer="layout" svg:width="6.4cm" svg:height="2.8cm" svg:x="2.4cm" svg:y="20.7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curve" svg:x1="3.75cm" svg:y1="14.9cm" svg:x2="5.6cm" svg:y2="20.7cm" draw:start-shape="id2" draw:start-glue-point="6" draw:end-shape="id6" svg:d="M3750 14900c0 4351 1850 1452 1850 5800" svg:viewBox="0 0 1851 58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6T09:30:10.327708125</meta:creation-date>
    <dc:date>2019-09-16T09:55:37.586099855</dc:date>
    <meta:editing-duration>PT25M26S</meta:editing-duration>
    <meta:editing-cycles>2</meta:editing-cycles>
    <meta:generator>LibreOffice/6.0.7.3$Linux_X86_64 LibreOffice_project/00m0$Build-3</meta:generator>
    <meta:document-statistic meta:object-count="12"/>
  </office:meta>
</office:document-meta>
</file>